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haroni" svg:font-family="Aharo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c16d" officeooo:paragraph-rsid="0003c16d"/>
    </style:style>
    <style:style style:name="P2" style:family="paragraph" style:parent-style-name="Text_20_body">
      <style:text-properties officeooo:rsid="00046966" officeooo:paragraph-rsid="00046966"/>
    </style:style>
    <style:style style:name="P3" style:family="paragraph" style:parent-style-name="Text_20_body">
      <style:text-properties officeooo:rsid="00055b95" officeooo:paragraph-rsid="00055b95"/>
    </style:style>
    <style:style style:name="P4" style:family="paragraph" style:parent-style-name="Text_20_body">
      <style:text-properties officeooo:rsid="0006f8b3" officeooo:paragraph-rsid="0006f8b3"/>
    </style:style>
    <style:style style:name="P5" style:family="paragraph" style:parent-style-name="Text_20_body">
      <style:text-properties officeooo:rsid="0006f8b3" officeooo:paragraph-rsid="0026bd62"/>
    </style:style>
    <style:style style:name="P6" style:family="paragraph" style:parent-style-name="Text_20_body">
      <style:text-properties officeooo:rsid="000bfa9b" officeooo:paragraph-rsid="001615c9"/>
    </style:style>
    <style:style style:name="P7" style:family="paragraph" style:parent-style-name="Text_20_body">
      <style:text-properties officeooo:rsid="0013e78c" officeooo:paragraph-rsid="001684a1"/>
    </style:style>
    <style:style style:name="P8" style:family="paragraph" style:parent-style-name="Text_20_body">
      <style:text-properties style:font-name="Aharoni" officeooo:rsid="001abe9b" officeooo:paragraph-rsid="001abe9b"/>
    </style:style>
    <style:style style:name="P9" style:family="paragraph" style:parent-style-name="Text_20_body">
      <style:text-properties style:font-name="Aharoni" officeooo:rsid="001abe9b" officeooo:paragraph-rsid="001aea39"/>
    </style:style>
    <style:style style:name="P10" style:family="paragraph" style:parent-style-name="Text_20_body">
      <style:text-properties style:font-name="Aharoni" officeooo:rsid="000fdeec" officeooo:paragraph-rsid="000fdeec"/>
    </style:style>
    <style:style style:name="P11" style:family="paragraph" style:parent-style-name="Text_20_body">
      <style:text-properties style:font-name="Aharoni" officeooo:rsid="0013e78c" officeooo:paragraph-rsid="0013e78c"/>
    </style:style>
    <style:style style:name="P12" style:family="paragraph" style:parent-style-name="Text_20_body">
      <style:text-properties style:font-name="Aharoni" officeooo:rsid="001615c9" officeooo:paragraph-rsid="001615c9"/>
    </style:style>
    <style:style style:name="P13" style:family="paragraph" style:parent-style-name="Text_20_body">
      <style:text-properties style:font-name="Aharoni" officeooo:rsid="00169da5" officeooo:paragraph-rsid="00169da5"/>
    </style:style>
    <style:style style:name="P14" style:family="paragraph" style:parent-style-name="Text_20_body">
      <style:text-properties officeooo:rsid="00273624" officeooo:paragraph-rsid="00273624"/>
    </style:style>
    <style:style style:name="T1" style:family="text">
      <style:text-properties officeooo:rsid="0003c16d"/>
    </style:style>
    <style:style style:name="T2" style:family="text">
      <style:text-properties officeooo:rsid="00046966"/>
    </style:style>
    <style:style style:name="T3" style:family="text">
      <style:text-properties officeooo:rsid="000bfa9b"/>
    </style:style>
    <style:style style:name="T4" style:family="text">
      <style:text-properties fo:color="#ce181e" fo:background-color="#fff200" loext:char-shading-value="0"/>
    </style:style>
    <style:style style:name="T5" style:family="text">
      <style:text-properties fo:color="#ce181e" officeooo:rsid="000bfa9b" fo:background-color="#fff200" loext:char-shading-value="0"/>
    </style:style>
    <style:style style:name="T6" style:family="text">
      <style:text-properties officeooo:rsid="000c4ee4"/>
    </style:style>
    <style:style style:name="T7" style:family="text">
      <style:text-properties officeooo:rsid="000fdeec"/>
    </style:style>
    <style:style style:name="T8" style:family="text">
      <style:text-properties officeooo:rsid="001615c9"/>
    </style:style>
    <style:style style:name="T9" style:family="text">
      <style:text-properties officeooo:rsid="0016bd65"/>
    </style:style>
    <style:style style:name="T10" style:family="text">
      <style:text-properties officeooo:rsid="0016f852"/>
    </style:style>
    <style:style style:name="T11" style:family="text">
      <style:text-properties officeooo:rsid="001aea39"/>
    </style:style>
    <style:style style:name="T12" style:family="text">
      <style:text-properties fo:font-weight="bold" style:font-weight-asian="bold" style:font-weight-complex="bold"/>
    </style:style>
    <style:style style:name="T13" style:family="text">
      <style:text-properties fo:font-weight="bold" officeooo:rsid="00205093"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05093" style:font-weight-asian="normal" style:font-weight-complex="normal"/>
    </style:style>
    <style:style style:name="T16" style:family="text">
      <style:text-properties fo:font-weight="normal" officeooo:rsid="002071ce" style:font-weight-asian="normal" style:font-weight-complex="normal"/>
    </style:style>
    <style:style style:name="T17" style:family="text">
      <style:text-properties officeooo:rsid="00221150"/>
    </style:style>
    <style:style style:name="T18" style:family="text">
      <style:text-properties officeooo:rsid="00244e1e"/>
    </style:style>
    <style:style style:name="T19" style:family="text">
      <style:text-properties officeooo:rsid="0026bd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orkshop 8 reflections</text:h>
      <text:p text:style-name="Text_20_body"><text:a xlink:type="simple" xlink:href="https://isocpp.org/wiki/faq/abcs" text:style-name="Internet_20_link" text:visited-style-name="Visited_20_Internet_20_Link">https://isocpp.org/wiki/faq/abcs</text:a></text:p>
      <text:p text:style-name="Text_20_body"/>
      <text:p text:style-name="Heading">1. What is <text:span text:style-name="T1">the difference between a abstract class and concrete class?</text:span></text:p>
      <text:p text:style-name="P1">An abstract class contains one or more pure virtual functions (functions with a declaration, but no body). <text:span text:style-name="T8">And what is a pure virtual function (or PVF)? A PVF is a function with a head and no body. e.g. </text:span></text:p>
      <text:p text:style-name="P8">class Account {<text:line-break/>// <text:span text:style-name="T11">other stuff….<text:line-break/>virtual void foo() </text:span><text:span text:style-name="T5">= 0</text:span><text:span text:style-name="T3">;<text:tab/>// a pure virtual function. Account::foo() cannot have a body.</text:span></text:p>
      <text:p text:style-name="P8">///….</text:p>
      <text:p text:style-name="P6">The <text:span text:style-name="T4">=0</text:span> makes it a pure virtual function. </text:p>
      <text:p text:style-name="P6"><text:span text:style-name="T6">Now you can compile your code without the compiler warning you that “missing definition for void foo()”. </text:span>You make a class concrete by implementing ALL of it’s missing pure virtual functions. A concrete class contains NO pure virtual functions, not even one. <text:span text:style-name="T7">You do this by adding a function declaration in the derived class</text:span></text:p>
      <text:p text:style-name="P9">class Checking { <text:line-break/>// <text:span text:style-name="T11">other stuff…<text:line-break/>virtual void foo() <text:tab/>{ cout &lt;&lt; “Hello from foo” ; }<text:tab/>// a virtual function with a body</text:span></text:p>
      <text:p text:style-name="P10"/>
      <text:p text:style-name="P7">In this lab, <text:span text:style-name="T8">since Account is an Abstract Base Class (ABC) </text:span>there <text:span text:style-name="T8">can</text:span> never be an Account object. <text:span text:style-name="T8">But there can be an Account pointer to a derived object (of type Checking or Saving). The only functions in those classes that you access through an Account * are the virtual functions declared inside the Account class.</text:span></text:p>
      <text:p text:style-name="P11">Account a;<text:tab/><text:tab/>// error! <text:span text:style-name="T8">Cannot instantiate an ABC.</text:span></text:p>
      <text:p text:style-name="P12">Account* p;<text:tab/><text:tab/>// ok, make it point to a Checking or Saving object.</text:p>
      <text:p text:style-name="P13">Checking C<text:span text:style-name="T9">(0)</text:span>;</text:p>
      <text:p text:style-name="P13">p = &amp;C;<text:tab/><text:tab/>// <text:span text:style-name="T10">ok, now we can call functions in C through the Account pointer *p.</text:span></text:p>
      <text:p text:style-name="P13"/>
      <text:p text:style-name="Heading">2. <text:span text:style-name="T1">Why do we need a PVC in a base class?</text:span></text:p>
      <text:p text:style-name="Text_20_body"><text:span text:style-name="T18">1. </text:span>Well all the derived classes <text:span text:style-name="T17">in this workshop share</text:span> the same base class, so if you want to force all of them to share the same declaration <text:span text:style-name="T17">for a function </text:span>you HAVE to declare it in the base class. <text:span text:style-name="T2">The base class becomes like an interface that they all are forced to follow.</text:span></text:p>
      <text:p text:style-name="P2"><text:soft-page-break/><text:span text:style-name="T18">2.</text:span> for consistency. Abstract classes are meant to be extended. The same function declaration in the base class forces the child classes to use the same declaration, so they all do it the same way. </text:p>
      <text:p text:style-name="P2"><text:tab/>A pure virtual function allows us to separate the <text:s/>definition of how we interact</text:p>
      <text:p text:style-name="P2"><text:tab/> with a class from the implementation of that class. </text:p>
      <text:h text:style-name="Heading_20_3" text:outline-level="3">3. Explain what have you learned in this workshop.</text:h>
      <text:p text:style-name="P5">How to code generic behaviour in a base class, and specific behaviour in derived classes. </text:p>
      <text:p text:style-name="P14"><text:span text:style-name="T15">H</text:span><text:span text:style-name="T14">ow to make an interface. main() only needs to use the functions defined in </text:span><text:span text:style-name="T12">Account</text:span><text:span text:style-name="T14">, but main() works for any type of class derived from </text:span><text:span text:style-name="T12">Account</text:span><text:span text:style-name="T14">, such as </text:span><text:span text:style-name="T12">SavingsAccount</text:span><text:span text:style-name="T14"> and </text:span><text:span text:style-name="T12">CheckingAccount</text:span><text:span text:style-name="T14">. </text:span></text:p>
      <text:p text:style-name="P4"><text:span text:style-name="T15"/></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haroni" svg:font-family="Aharo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6T22:50:57.682000000</meta:creation-date>
    <dc:date>2017-08-09T09:28:33.978000000</dc:date>
    <meta:editing-duration>P2DT10H27M1S</meta:editing-duration>
    <meta:editing-cycles>43</meta:editing-cycles>
    <meta:generator>LibreOffice/5.4.0.3$Windows_X86_64 LibreOffice_project/7556cbc6811c9d992f4064ab9287069087d7f62c</meta:generator>
    <meta:document-statistic meta:table-count="0" meta:image-count="0" meta:object-count="0" meta:page-count="2" meta:paragraph-count="22" meta:word-count="436" meta:character-count="2431" meta:non-whitespace-character-count="2002"/>
  </office:meta>
</office:document-meta>
</file>